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VEGA DAVILA, ANDER LEONCI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16729112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IX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VEGA DAVILA, ANDER LEONCI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672911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4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3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8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8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3T19:08:3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